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F50000026AD65CDA8BF33F67B1.png" manifest:media-type="image/png"/>
  <manifest:file-entry manifest:full-path="Pictures/10000000000002BC00000145CAE4A7F5BD694B0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eve" svg:font-family="Ste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opacity="90%" draw:fill="bitmap" draw:fill-color="#1c1c1c" draw:fill-image-name="fundo" draw:textarea-horizontal-align="justify" draw:textarea-vertical-align="middle" draw:auto-grow-height="false" fo:min-height="20.75cm" fo:min-width="29.2cm" draw:shadow="hidden" draw:shadow-color="#1c3687"/>
    </style:style>
    <style:style style:name="gr2" style:family="graphic" style:parent-style-name="standard">
      <style:graphic-properties draw:fill-color="#1c1c1c" draw:opacity="74%" draw:textarea-horizontal-align="justify" draw:textarea-vertical-align="middle" draw:auto-grow-height="false" fo:min-height="3.35cm" fo:min-width="22.5cm"/>
    </style:style>
    <style:style style:name="gr3" style:family="graphic" style:parent-style-name="standard">
      <style:graphic-properties draw:stroke="none" svg:stroke-color="#000000" draw:fill="none" draw:fill-color="#ffffff" fo:min-height="2.05cm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bitmap" draw:fill-color="#1c1c1c" draw:fill-image-name="fundo"/>
      <style:paragraph-properties fo:text-align="center"/>
    </style:style>
    <style:style style:name="P2" style:family="paragraph">
      <loext:graphic-properties draw:fill-color="#1c1c1c" draw:opacity="74%"/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Steve" fo:font-size="32pt" fo:background-color="transparent"/>
    </style:style>
    <style:style style:name="P4" style:family="paragraph">
      <style:paragraph-properties fo:text-align="center"/>
    </style:style>
    <style:style style:name="T1" style:family="text">
      <style:text-properties fo:color="#ffffff" style:font-name="Steve" fo:font-size="32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9.7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cm" svg:height="3.6cm" svg:x="3.477cm" svg:y="2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2.2cm" svg:height="2.3cm" svg:x="8.977cm" svg:y="3.6cm">
          <draw:text-box>
            <text:p><text:span text:style-name="T1">Ch</text:span><text:span text:style-name="T1">a</text:span><text:span text:style-name="T1">m</text:span><text:span text:style-name="T1">pi</text:span><text:span text:style-name="T1">o</text:span><text:span text:style-name="T1">ns </text:span><text:span text:style-name="T1">do </text:span><text:span text:style-name="T1">LO</text:span><text:span text:style-name="T1">L</text:span></text:p>
          </draw:text-box>
        </draw:frame>
        <draw:frame draw:style-name="gr4" draw:text-style-name="P4" draw:layer="layout" svg:width="27.699cm" svg:height="13.488cm" svg:x="1.301cm" svg:y="7.1cm">
          <draw:image xlink:href="Pictures/10000000000004F50000026AD65CDA8BF33F67B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eve" svg:font-family="Ste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fundo" xlink:href="Pictures/10000000000002BC00000145CAE4A7F5BD694B09.jp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6:50:01.132994748</meta:creation-date>
    <dc:date>2019-09-16T13:44:25.372750298</dc:date>
    <meta:editing-duration>PT1H48M41S</meta:editing-duration>
    <meta:editing-cycles>7</meta:editing-cycles>
    <meta:generator>LibreOffice/6.0.7.3$Linux_X86_64 LibreOffice_project/00m0$Build-3</meta:generator>
    <meta:document-statistic meta:object-count="4"/>
  </office:meta>
</office:document-meta>
</file>